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75cm" draw:marker-end="Arrow" draw:marker-end-width="0.22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="Arrow" draw:marker-end-width="0.27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="Arrow" draw:marker-end-width="0.37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marker-end="Arrow" draw:marker-end-width="0.3cm" draw:textarea-vertical-align="middle"/>
    </style:style>
    <style:style style:name="gr15" style:family="graphic" style:parent-style-name="standard">
      <style:graphic-properties svg:stroke-color="#000000" draw:marker-end="Arrow" draw:marker-end-width="0.3cm" draw:fill="solid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78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family="Symbol" style:font-pitch="variable" style:font-charset="x-symbol"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8.229cm" svg:height="3.61cm" svg:x="10.807cm" svg:y="1.851cm">
          <text:p text:style-name="P1"><text:span text:style-name="T1">Datacube</text:span></text:p>
          <text:p text:style-name="P1"><text:span text:style-name="T2">Fits file with 5 extensions:</text:span></text:p>
          <text:p text:style-name="P1"><text:span text:style-name="T2"><text:s text:c="4"/></text:span><text:span text:style-name="T2">extension 0 --&gt; flux, in 1e-17 ergs/s/cm2/Angstrom</text:span></text:p>
          <text:p text:style-name="P1"><text:span text:style-name="T2"><text:s text:c="4"/></text:span><text:span text:style-name="T2">extension 1 --&gt; INV: inverse variance</text:span></text:p>
          <text:p text:style-name="P1"><text:span text:style-name="T2"><text:s text:c="4"/></text:span><text:span text:style-name="T2">extension 2 --&gt; wavelength solution</text:span></text:p>
          <text:p text:style-name="P1"><text:span text:style-name="T2"><text:s text:c="4"/></text:span><text:span text:style-name="T2">extension 3 --&gt; RSS format (row-stacked spectra)</text:span></text:p>
          <text:p text:style-name="P1"><text:span text:style-name="T2"><text:s text:c="4"/></text:span><text:span text:style-name="T2">extension 4 --&gt; coverage map\</text:span></text:p>
          <text:p text:style-name="P1"><text:span text:style-name="T2"/></text:p>
          <text:p text:style-name="P1"><text:span text:style-name="T2">The header must have spatial inform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4.921cm" svg:y1="5.461cm" svg:x2="10.855cm" svg:y2="6.294cm" draw:start-shape="id1" draw:start-glue-point="2" draw:end-shape="id2" draw:end-glue-point="7" svg:d="m14921 5461v833h-4066">
          <text:p/>
        </draw:connector>
        <draw:custom-shape draw:style-name="gr3" draw:text-style-name="P1" draw:id="id3" draw:layer="layout" svg:width="5.207cm" svg:height="1.27cm" svg:x="7.683cm" svg:y="7.993cm">
          <text:p text:style-name="P1"><text:span text:style-name="T3">READ DATACUBE</text:span></text:p>
          <text:p text:style-name="P1"><text:span text:style-name="T3">(</text:span><text:span text:style-name="T1">mdap_read_datacube.pro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2.905cm" svg:height="1.841cm" svg:x="1.889cm" svg:y="12.751cm">
          <text:p text:style-name="P1"><text:span text:style-name="T1">Data</text:span></text:p>
          <text:p text:style-name="P1"><text:span text:style-name="T2">array: </text:span></text:p>
          <text:p text:style-name="P1"><text:span text:style-name="T2">NxMxT (if datacube)</text:span></text:p>
          <text:p text:style-name="P1"><text:span text:style-name="T2">NxT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3.302cm" svg:height="1.841cm" svg:x="8.728cm" svg:y="12.752cm">
          <text:p text:style-name="P1"><text:span text:style-name="T1">Wavelength</text:span></text:p>
          <text:p text:style-name="P1"><text:span text:style-name="T2">Array with T el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3.683cm" svg:height="1.841cm" svg:x="12.411cm" svg:y="12.714cm">
          <text:p text:style-name="P1"><text:span text:style-name="T1">X2d</text:span></text:p>
          <text:p text:style-name="P1"><text:span text:style-name="T2"><text:s/></text:span><text:span text:style-name="T2">X coordinates</text:span></text:p>
          <text:p text:style-name="P1"><text:span text:style-name="T2">NxM (if datacube)</text:span></text:p>
          <text:p text:style-name="P1"><text:span text:style-name="T2">N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4" draw:layer="layout" svg:width="2.572cm" svg:height="1.841cm" svg:x="6.376cm" svg:y="16.51cm">
          <text:p text:style-name="P1"><text:span text:style-name="T1">signal</text:span></text:p>
          <text:p text:style-name="P1"><text:span text:style-name="T2"><text:s/></text:span><text:span text:style-name="T2">Mean signal </text:span></text:p>
          <text:p text:style-name="P1"><text:span text:style-name="T2">within lrange</text:span></text:p>
          <text:p text:style-name="P1"><text:span text:style-name="T2">NxM (if datacube)</text:span></text:p>
          <text:p text:style-name="P1"><text:span text:style-name="T2">N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id="id4" draw:layer="layout" svg:x1="10.286cm" svg:y1="9.263cm" svg:x2="1.592cm" svg:y2="9.803cm" draw:start-shape="id3" draw:start-glue-point="2" svg:d="m10286 9263v533h-8694v7">
          <text:p/>
        </draw:connector>
        <draw:connector draw:style-name="gr4" draw:text-style-name="P2" draw:id="id6" draw:layer="layout" svg:x1="1.592cm" svg:y1="9.803cm" svg:x2="1.605cm" svg:y2="15.044cm" draw:start-shape="id4" draw:start-glue-point="3" svg:d="m1592 9803v2883h13v2358">
          <text:p/>
        </draw:connector>
        <draw:connector draw:style-name="gr4" draw:text-style-name="P2" draw:id="id21" draw:layer="layout" draw:line-skew="-1.933cm" svg:x1="5.53cm" svg:y1="15.758cm" svg:x2="1.605cm" svg:y2="15.044cm" draw:start-shape="id5" draw:start-glue-point="2" draw:end-shape="id6" draw:end-glue-point="3" svg:d="m5530 15758h-3895v-714h-30">
          <text:p/>
        </draw:connector>
        <draw:connector draw:style-name="gr5" draw:text-style-name="P2" draw:layer="layout" svg:x1="10.286cm" svg:y1="9.263cm" svg:x2="3.341cm" svg:y2="12.751cm" draw:start-shape="id3" draw:start-glue-point="2" draw:end-shape="id7" draw:end-glue-point="0" svg:d="m10286 9263v1744h-6945v1744">
          <text:p/>
        </draw:connector>
        <draw:connector draw:style-name="gr5" draw:text-style-name="P2" draw:layer="layout" svg:x1="10.286cm" svg:y1="9.263cm" svg:x2="6.693cm" svg:y2="12.752cm" draw:start-shape="id3" draw:start-glue-point="2" draw:end-shape="id8" draw:end-glue-point="0" svg:d="m10286 9263v1744h-3593v1745">
          <text:p/>
        </draw:connector>
        <draw:connector draw:style-name="gr5" draw:text-style-name="P2" draw:layer="layout" draw:line-skew="-0.005cm" svg:x1="10.286cm" svg:y1="9.263cm" svg:x2="10.379cm" svg:y2="12.752cm" draw:start-shape="id3" draw:start-glue-point="2" draw:end-shape="id9" svg:d="m10286 9263v1739h93v1750">
          <text:p/>
        </draw:connector>
        <draw:connector draw:style-name="gr5" draw:text-style-name="P2" draw:layer="layout" svg:x1="10.286cm" svg:y1="9.263cm" svg:x2="14.252cm" svg:y2="12.714cm" draw:start-shape="id3" draw:start-glue-point="2" draw:end-shape="id10" draw:end-glue-point="0" svg:d="m10286 9263v1725h3966v1726">
          <text:p/>
        </draw:connector>
        <draw:connector draw:style-name="gr5" draw:text-style-name="P2" draw:layer="layout" svg:x1="10.286cm" svg:y1="9.263cm" svg:x2="18.253cm" svg:y2="12.715cm" draw:start-shape="id3" draw:start-glue-point="2" draw:end-shape="id11" draw:end-glue-point="0" svg:d="m10286 9263v1726h7967v1726">
          <text:p/>
        </draw:connector>
        <draw:custom-shape draw:style-name="gr1" draw:text-style-name="P1" draw:id="id12" draw:layer="layout" svg:width="4.731cm" svg:height="1.841cm" svg:x="15.563cm" svg:y="6.005cm">
          <text:p text:style-name="P1"><text:span text:style-name="T1">lrange</text:span></text:p>
          <text:p text:style-name="P1"><text:span text:style-name="T2"><text:s/></text:span><text:span text:style-name="T2">Wavelength range over </text:span></text:p>
          <text:p text:style-name="P1"><text:span text:style-name="T2">computed signal and no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7.928cm" svg:y1="7.846cm" svg:x2="12.89cm" svg:y2="8.628cm" draw:start-shape="id12" draw:start-glue-point="2" draw:end-shape="id3" svg:d="m17928 7846v782h-5038">
          <text:p/>
        </draw:connector>
        <draw:connector draw:style-name="gr5" draw:text-style-name="P2" draw:layer="layout" svg:x1="5.53cm" svg:y1="15.758cm" svg:x2="10.462cm" svg:y2="16.511cm" draw:end-shape="id13" draw:end-glue-point="0" svg:d="m5530 15758v114h4932v639">
          <text:p/>
        </draw:connector>
        <draw:connector draw:style-name="gr5" draw:text-style-name="P2" draw:layer="layout" svg:x1="5.53cm" svg:y1="15.758cm" svg:x2="7.662cm" svg:y2="16.51cm" draw:end-shape="id14" draw:end-glue-point="0" svg:d="m5530 15758v113h2132v639">
          <text:p/>
        </draw:connector>
        <draw:custom-shape draw:style-name="gr1" draw:text-style-name="P1" draw:id="id15" draw:layer="layout" svg:width="2.275cm" svg:height="1.841cm" svg:x="12.042cm" svg:y="16.488cm">
          <text:p text:style-name="P1"><text:span text:style-name="T1">cdelt1</text:span></text:p>
          <text:p text:style-name="P1"><text:span text:style-name="T2"><text:s/></text:span><text:span text:style-name="T2">Spatial scale </text:span></text:p>
          <text:p text:style-name="P1"><text:span text:style-name="T2">arcsec/pix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6" draw:layer="layout" svg:width="2.275cm" svg:height="1.841cm" svg:x="14.543cm" svg:y="16.489cm">
          <text:p text:style-name="P1"><text:span text:style-name="T1">cdelt2</text:span></text:p>
          <text:p text:style-name="P1"><text:span text:style-name="T2"><text:s/></text:span><text:span text:style-name="T2">Spatial scale </text:span></text:p>
          <text:p text:style-name="P1"><text:span text:style-name="T2">arcsec/pix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5.53cm" svg:y1="15.758cm" svg:x2="13.179cm" svg:y2="16.488cm" draw:end-shape="id15" draw:end-glue-point="0" svg:d="m5530 15758v102h7649v628">
          <text:p/>
        </draw:connector>
        <draw:connector draw:style-name="gr5" draw:text-style-name="P2" draw:layer="layout" svg:x1="5.53cm" svg:y1="15.758cm" svg:x2="15.68cm" svg:y2="16.489cm" draw:end-shape="id16" draw:end-glue-point="0" svg:d="m5530 15758v103h10150v628">
          <text:p/>
        </draw:connector>
        <draw:custom-shape draw:style-name="gr1" draw:text-style-name="P1" draw:id="id17" draw:layer="layout" svg:width="2.275cm" svg:height="1.841cm" svg:x="17.044cm" svg:y="16.49cm">
          <text:p text:style-name="P1"><text:span text:style-name="T1">header_2d</text:span></text:p>
          <text:p text:style-name="P1"><text:span text:style-name="T2"><text:s/></text:span><text:span text:style-name="T2">Header </text:span></text:p>
          <text:p text:style-name="P1"><text:span text:style-name="T2">information for </text:span></text:p>
          <text:p text:style-name="P1"><text:span text:style-name="T2">2D m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id="id5" draw:layer="layout" svg:x1="5.53cm" svg:y1="15.758cm" svg:x2="18.181cm" svg:y2="16.49cm" draw:end-shape="id17" draw:end-glue-point="0" svg:d="m5530 15758v103h12651v629">
          <text:p/>
        </draw:connector>
        <draw:custom-shape draw:style-name="gr1" draw:text-style-name="P1" draw:id="id18" draw:layer="layout" svg:width="8.229cm" svg:height="3.61cm" svg:x="1.253cm" svg:y="1.851cm">
          <text:p text:style-name="P1"><text:span text:style-name="T1">RSS file</text:span></text:p>
          <text:p text:style-name="P1"><text:span text:style-name="T2">Fits file with 5 extensions:</text:span></text:p>
          <text:p text:style-name="P1"><text:span text:style-name="T2"><text:s text:c="4"/></text:span><text:span text:style-name="T2">Extension 0 --&gt; flux, in 1e-17 ergs/s/cm2/Angstrom</text:span></text:p>
          <text:p text:style-name="P1"><text:span text:style-name="T2"><text:s text:c="4"/></text:span><text:span text:style-name="T2">Extension 1 --&gt; INV: inverse variance</text:span></text:p>
          <text:p text:style-name="P1"><text:span text:style-name="T2"><text:s text:c="4"/></text:span><text:span text:style-name="T2">Extension 2 --&gt; wavelength vector</text:span></text:p>
          <text:p text:style-name="P1"><text:span text:style-name="T2"><text:s text:c="4"/></text:span><text:span text:style-name="T2">Extension 3 --&gt; X(</text:span><text:span text:style-name="T4">l</text:span><text:span text:style-name="T2">) position table.</text:span></text:p>
          <text:p text:style-name="P1"><text:span text:style-name="T2"><text:s text:c="4"/></text:span><text:span text:style-name="T2">Extension 4 --&gt; Y(</text:span><text:span text:style-name="T4">l</text:span><text:span text:style-name="T2">) <text:s/>position table.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2" draw:layer="layout" svg:width="1.143cm" svg:height="1.143cm" svg:x="9.712cm" svg:y="5.723cm">
          <text:p text:style-name="P3"><text:span text:style-name="T5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5.367cm" svg:y1="5.461cm" svg:x2="9.712cm" svg:y2="6.294cm" draw:start-shape="id18" draw:start-glue-point="2" draw:end-shape="id2" draw:end-glue-point="5" svg:d="m5367 5461v833h4345">
          <text:p/>
        </draw:connector>
        <draw:connector draw:style-name="gr7" draw:text-style-name="P2" draw:layer="layout" svg:x1="10.283cm" svg:y1="6.866cm" svg:x2="10.286cm" svg:y2="7.993cm" draw:start-shape="id2" draw:start-glue-point="6" draw:end-shape="id3" draw:end-glue-point="0" svg:d="m10283 6866v564h3v563">
          <text:p/>
        </draw:connector>
        <draw:custom-shape draw:style-name="gr1" draw:text-style-name="P1" draw:id="id8" draw:layer="layout" svg:width="3.004cm" svg:height="1.841cm" svg:x="5.191cm" svg:y="12.752cm">
          <text:p text:style-name="P1"><text:span text:style-name="T1">Error</text:span></text:p>
          <text:p text:style-name="P1"><text:span text:style-name="T2">array: </text:span></text:p>
          <text:p text:style-name="P1"><text:span text:style-name="T2">NxMxT (if datacube)</text:span></text:p>
          <text:p text:style-name="P1"><text:span text:style-name="T2">NxT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3.683cm" svg:height="1.841cm" svg:x="16.412cm" svg:y="12.715cm">
          <text:p text:style-name="P1"><text:span text:style-name="T1">Y2d</text:span></text:p>
          <text:p text:style-name="P1"><text:span text:style-name="T2"><text:s/></text:span><text:span text:style-name="T2">Y coordinates</text:span></text:p>
          <text:p text:style-name="P1"><text:span text:style-name="T2">NxM (if datacube)</text:span></text:p>
          <text:p text:style-name="P1"><text:span text:style-name="T2">N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2.572cm" svg:height="1.841cm" svg:x="9.176cm" svg:y="16.511cm">
          <text:p text:style-name="P1"><text:span text:style-name="T1">noise</text:span></text:p>
          <text:p text:style-name="P1"><text:span text:style-name="T2"><text:s/></text:span><text:span text:style-name="T2">Mean noise </text:span></text:p>
          <text:p text:style-name="P1"><text:span text:style-name="T2">within lrange</text:span></text:p>
          <text:p text:style-name="P1"><text:span text:style-name="T2">NxM (if datacube)</text:span></text:p>
          <text:p text:style-name="P1"><text:span text:style-name="T2">N (if RS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9" draw:layer="layout" svg:width="5.588cm" svg:height="2.376cm" svg:x="2.397cm" svg:y="20.447cm">
          <text:p text:style-name="P1"><text:span text:style-name="T1">signal2d_reconstructed</text:span></text:p>
          <text:p text:style-name="P1"><text:span text:style-name="T2"><text:s/></text:span><text:span text:style-name="T2">Mean signal within lrange</text:span></text:p>
          <text:p text:style-name="P1"><text:span text:style-name="T2">N'xM'</text:span></text:p>
          <text:p text:style-name="P1"><text:span text:style-name="T2">Same as signal if datacube</text:span></text:p>
          <text:p text:style-name="P1"><text:span text:style-name="T2">Interpolated over a N'xM' grid if 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2" draw:layer="layout" svg:width="5.588cm" svg:height="2.376cm" svg:x="8.239cm" svg:y="20.484cm">
          <text:p text:style-name="P1"><text:span text:style-name="T1">noise2d_reconstructed</text:span></text:p>
          <text:p text:style-name="P1"><text:span text:style-name="T2"><text:s/></text:span><text:span text:style-name="T2">Mean noise within lrange</text:span></text:p>
          <text:p text:style-name="P1"><text:span text:style-name="T2">N'xM'</text:span></text:p>
          <text:p text:style-name="P1"><text:span text:style-name="T2">Same as noise if datacube</text:span></text:p>
          <text:p text:style-name="P1"><text:span text:style-name="T2">Interpolated over a N'xM' grid if 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3" draw:layer="layout" svg:width="5.588cm" svg:height="2.376cm" svg:x="14.097cm" svg:y="20.447cm">
          <text:p text:style-name="P1"><text:span text:style-name="T1">x2d_reconstructed</text:span></text:p>
          <text:p text:style-name="P1"><text:span text:style-name="T2">N'xM'</text:span></text:p>
          <text:p text:style-name="P1"><text:span text:style-name="T2">Same as x2d if datacube</text:span></text:p>
          <text:p text:style-name="P1"><text:span text:style-name="T2">Interpolated over a N'xM' grid if 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0" draw:layer="layout" svg:width="5.588cm" svg:height="2.376cm" svg:x="2.324cm" svg:y="23.241cm">
          <text:p text:style-name="P1"><text:span text:style-name="T1">y2d_reconstructed</text:span></text:p>
          <text:p text:style-name="P1"><text:span text:style-name="T2">N'xM'</text:span></text:p>
          <text:p text:style-name="P1"><text:span text:style-name="T2">Same as y2d if datacube</text:span></text:p>
          <text:p text:style-name="P1"><text:span text:style-name="T2">Interpolated over a N'xM' grid if 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line-skew="1.558cm" svg:x1="1.605cm" svg:y1="15.044cm" svg:x2="5.191cm" svg:y2="20.447cm" draw:start-shape="id6" draw:start-glue-point="3" draw:end-shape="id19" draw:end-glue-point="0" svg:d="m1605 15044v4260h3586v1143">
          <text:p/>
        </draw:connector>
        <draw:connector draw:style-name="gr8" draw:text-style-name="P2" draw:layer="layout" svg:x1="1.605cm" svg:y1="15.044cm" svg:x2="2.324cm" svg:y2="24.429cm" draw:start-shape="id6" draw:start-glue-point="3" draw:end-shape="id20" draw:end-glue-point="3" svg:d="m1605 15044v9385h719">
          <text:p/>
        </draw:connector>
        <draw:connector draw:style-name="gr8" draw:text-style-name="P2" draw:layer="layout" draw:line-skew="0.555cm 1.183cm" svg:x1="1.635cm" svg:y1="15.401cm" svg:x2="11.033cm" svg:y2="20.484cm" draw:start-shape="id21" draw:start-glue-point="0" draw:end-shape="id22" draw:end-glue-point="0" svg:d="m1635 15401v0 3903h9398v1180">
          <text:p/>
        </draw:connector>
        <draw:connector draw:style-name="gr8" draw:text-style-name="P2" draw:layer="layout" draw:line-skew="0.555cm 1.201cm" svg:x1="1.635cm" svg:y1="15.401cm" svg:x2="16.891cm" svg:y2="20.447cm" draw:start-shape="id21" draw:start-glue-point="0" draw:end-shape="id23" draw:end-glue-point="0" svg:d="m1635 15401v0 3903h15256v1143">
          <text:p/>
        </draw:connector>
      </draw:page>
      <draw:page draw:name="page2" draw:style-name="dp1" draw:master-page-name="Default">
        <draw:frame draw:style-name="gr9" draw:text-style-name="P4" draw:layer="layout" svg:width="3.288cm" svg:height="0.962cm" svg:x="8.874cm" svg:y="1.089cm">
          <draw:text-box>
            <text:p><text:span text:style-name="T6">BLOCK 2</text:span></text:p>
          </draw:text-box>
        </draw:frame>
        <draw:custom-shape draw:style-name="gr10" draw:text-style-name="P1" draw:layer="layout" svg:width="2.739cm" svg:height="1.841cm" svg:x="1.537cm" svg:y="2.244cm">
          <text:p text:style-name="P2"><text:span text:style-name="T1">Data</text:span></text:p>
          <text:p text:style-name="P2"><text:span text:style-name="T2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667cm" svg:height="1.841cm" svg:x="4.303cm" svg:y="2.244cm">
          <text:p text:style-name="P2"><text:span text:style-name="T1">Errors</text:span></text:p>
          <text:p text:style-name="P2"><text:span text:style-name="T2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572cm" svg:height="1.841cm" svg:x="7.093cm" svg:y="2.205cm">
          <text:p text:style-name="P2"><text:span text:style-name="T1">Signal</text:span></text:p>
          <text:p text:style-name="P2"><text:span text:style-name="T2"><text:s/></text:span><text:span text:style-name="T2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572cm" svg:height="1.841cm" svg:x="9.712cm" svg:y="2.205cm">
          <text:p text:style-name="P2"><text:span text:style-name="T1">Noise</text:span></text:p>
          <text:p text:style-name="P2"><text:span text:style-name="T2"><text:s/></text:span><text:span text:style-name="T2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28" draw:layer="layout" svg:width="2.947cm" svg:height="1.841cm" svg:x="1.508cm" svg:y="5.588cm">
          <text:p text:style-name="P2"><text:span text:style-name="T1">min_SN</text:span></text:p>
          <text:p text:style-name="P2"><text:span text:style-name="T7">Minimum required </text:span></text:p>
          <text:p text:style-name="P2"><text:span text:style-name="T7">S/N in each bin</text:span></text:p>
          <text:p text:style-name="P2"><text:span text:style-name="T7">(for template fitt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055cm" svg:height="1.841cm" svg:x="17.41cm" svg:y="2.259cm">
          <text:p text:style-name="P2"><text:span text:style-name="T1">sn_thr</text:span></text:p>
          <text:p text:style-name="P2"><text:span text:style-name="T7">Cut-off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25" draw:layer="layout" svg:width="5.299cm" svg:height="1.905cm" svg:x="1.343cm" svg:y="9.915cm">
          <text:p text:style-name="P2"><text:span text:style-name="T3">SPATIAL BINNING</text:span></text:p>
          <text:p text:style-name="P2"><text:span text:style-name="T3">(</text:span><text:span text:style-name="T1">mdap_spatial_binning.pro</text:span><text:span text:style-name="T3">)</text:span></text:p>
          <text:p text:style-name="P2"><text:span text:style-name="T2"/></text:p>
          <text:p text:style-name="P2"><text:span text:style-name="T2">( for full spectral fitting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id="id26" draw:layer="layout" svg:width="5.64cm" svg:height="1.905cm" svg:x="7.344cm" svg:y="9.916cm">
          <text:p text:style-name="P2"><text:span text:style-name="T3">SPATIAL BINNING</text:span></text:p>
          <text:p text:style-name="P2"><text:span text:style-name="T3">(</text:span><text:span text:style-name="T1">mdap_spatial_binning.pro</text:span><text:span text:style-name="T3">)</text:span></text:p>
          <text:p text:style-name="P2"><text:span text:style-name="T2"/></text:p>
          <text:p text:style-name="P2"><text:span text:style-name="T2">(for stellar kinematics fitting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id="id27" draw:layer="layout" svg:width="5.64cm" svg:height="1.905cm" svg:x="13.644cm" svg:y="9.917cm">
          <text:p text:style-name="P2"><text:span text:style-name="T3">SPATIAL BINNING</text:span></text:p>
          <text:p text:style-name="P2"><text:span text:style-name="T3">(</text:span><text:span text:style-name="T1">mdap_spatial_binning.pro</text:span><text:span text:style-name="T3">)</text:span></text:p>
          <text:p text:style-name="P2"><text:span text:style-name="T2"/></text:p>
          <text:p text:style-name="P2"><text:span text:style-name="T2">(for gas kinematics fitting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142cm" svg:height="1.397cm" svg:x="12.376cm" svg:y="2.362cm">
          <text:p text:style-name="P2"><text:span text:style-name="T1">x2d</text:span></text:p>
          <text:p text:style-name="P2"><text:span text:style-name="T2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028cm" svg:height="1.422cm" svg:x="14.739cm" svg:y="2.337cm">
          <text:p text:style-name="P2"><text:span text:style-name="T1">y2d</text:span></text:p>
          <text:p text:style-name="P2"><text:span text:style-name="T2"><text:s/></text:span><text:span text:style-name="T2">From 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id="id24" draw:layer="layout" svg:width="18.55cm" svg:height="3.286cm" svg:x="1.246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10.521cm" svg:y1="5.318cm" svg:x2="3.992cm" svg:y2="9.915cm" draw:start-shape="id24" draw:start-glue-point="2" draw:end-shape="id25" draw:end-glue-point="0" svg:d="m10521 5318v2299h-6529v2298">
          <text:p/>
        </draw:connector>
        <draw:connector draw:style-name="gr13" draw:text-style-name="P2" draw:layer="layout" svg:x1="10.521cm" svg:y1="5.318cm" svg:x2="10.164cm" svg:y2="9.916cm" draw:start-shape="id24" draw:start-glue-point="2" draw:end-shape="id26" draw:end-glue-point="0" svg:d="m10521 5318v2299h-357v2299">
          <text:p/>
        </draw:connector>
        <draw:connector draw:style-name="gr13" draw:text-style-name="P2" draw:layer="layout" svg:x1="10.521cm" svg:y1="5.318cm" svg:x2="16.464cm" svg:y2="9.917cm" draw:start-shape="id24" draw:start-glue-point="2" draw:end-shape="id27" draw:end-glue-point="0" svg:d="m10521 5318v2300h5943v2299">
          <text:p/>
        </draw:connector>
        <draw:custom-shape draw:style-name="gr10" draw:text-style-name="P5" draw:id="id29" draw:layer="layout" svg:width="4.265cm" svg:height="1.841cm" svg:x="5.191cm" svg:y="5.588cm">
          <text:p text:style-name="P2"><text:span text:style-name="T1">min_SN</text:span></text:p>
          <text:p text:style-name="P2"><text:span text:style-name="T7">Minimum required </text:span></text:p>
          <text:p text:style-name="P2"><text:span text:style-name="T7">S/N in each bin</text:span></text:p>
          <text:p text:style-name="P2"><text:span text:style-name="T7">(for stellar kinematics fitt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30" draw:layer="layout" svg:width="3.663cm" svg:height="1.841cm" svg:x="15.709cm" svg:y="5.589cm">
          <text:p text:style-name="P2"><text:span text:style-name="T1">min_SN</text:span></text:p>
          <text:p text:style-name="P2"><text:span text:style-name="T7">Minimum required </text:span></text:p>
          <text:p text:style-name="P2"><text:span text:style-name="T7">S/N in each bin</text:span></text:p>
          <text:p text:style-name="P2"><text:span text:style-name="T7">(for emission line fitt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2.981cm" svg:y1="7.429cm" svg:x2="3.992cm" svg:y2="9.915cm" draw:start-shape="id28" draw:start-glue-point="2" draw:end-shape="id25" draw:end-glue-point="0" svg:d="m2981 7429v1243h1011v1243">
          <text:p/>
        </draw:connector>
        <draw:connector draw:style-name="gr13" draw:text-style-name="P2" draw:layer="layout" draw:line-skew="-0.144cm" svg:x1="7.323cm" svg:y1="7.429cm" svg:x2="10.164cm" svg:y2="9.916cm" draw:start-shape="id29" draw:start-glue-point="2" draw:end-shape="id26" draw:end-glue-point="0" svg:d="m7323 7429v1099h2841v1388">
          <text:p/>
        </draw:connector>
        <draw:connector draw:style-name="gr13" draw:text-style-name="P2" draw:layer="layout" svg:x1="17.54cm" svg:y1="7.43cm" svg:x2="16.464cm" svg:y2="9.917cm" draw:start-shape="id30" draw:start-glue-point="2" draw:end-shape="id27" draw:end-glue-point="0" svg:d="m17540 7430v1243h-1076v1244">
          <text:p/>
        </draw:connector>
        <draw:custom-shape draw:style-name="gr10" draw:text-style-name="P5" draw:id="id31" draw:layer="layout" svg:width="3.075cm" svg:height="1.333cm" svg:x="2.716cm" svg:y="13.296cm">
          <text:p text:style-name="P2"><text:span text:style-name="T1">binning_map</text:span></text:p>
          <text:p text:style-name="P2"><text:span text:style-name="T7">NxM vector with</text:span></text:p>
          <text:p text:style-name="P2"><text:span text:style-name="T7">Binning 2d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32" draw:layer="layout" svg:width="3.074cm" svg:height="1.333cm" svg:x="2.717cm" svg:y="14.797cm">
          <text:p text:style-name="P2"><text:span text:style-name="T1">spectra</text:span></text:p>
          <text:p text:style-name="P2"><text:span text:style-name="T7">Array of binned </text:span></text:p>
          <text:p text:style-name="P2"><text:span text:style-name="T7">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33" draw:layer="layout" svg:width="3.073cm" svg:height="1.333cm" svg:x="2.718cm" svg:y="16.398cm">
          <text:p text:style-name="P2"><text:span text:style-name="T1">errors</text:span></text:p>
          <text:p text:style-name="P2"><text:span text:style-name="T7">Array of errors for</text:span></text:p>
          <text:p text:style-name="P2"><text:span text:style-name="T7">binned th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34" draw:layer="layout" svg:width="3.072cm" svg:height="1.333cm" svg:x="2.719cm" svg:y="17.899cm">
          <text:p text:style-name="P2"><text:span text:style-name="T1">xNode</text:span></text:p>
          <text:p text:style-name="P2"><text:span text:style-name="T7">Spatial x coordinates </text:span></text:p>
          <text:p text:style-name="P2"><text:span text:style-name="T7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35" draw:layer="layout" svg:width="3.072cm" svg:height="1.333cm" svg:x="2.719cm" svg:y="19.4cm">
          <text:p text:style-name="P2"><text:span text:style-name="T1">yNode</text:span></text:p>
          <text:p text:style-name="P2"><text:span text:style-name="T7">Spatial y coordinates </text:span></text:p>
          <text:p text:style-name="P2"><text:span text:style-name="T7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36" draw:layer="layout" svg:width="3.075cm" svg:height="1.333cm" svg:x="9.617cm" svg:y="13.297cm">
          <text:p text:style-name="P2"><text:span text:style-name="T1">binning_map</text:span></text:p>
          <text:p text:style-name="P2"><text:span text:style-name="T7">NxM vector with</text:span></text:p>
          <text:p text:style-name="P2"><text:span text:style-name="T7">Binning 2d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37" draw:layer="layout" svg:width="3.074cm" svg:height="1.333cm" svg:x="9.618cm" svg:y="14.798cm">
          <text:p text:style-name="P2"><text:span text:style-name="T1">spectra</text:span></text:p>
          <text:p text:style-name="P2"><text:span text:style-name="T7">Array of binned </text:span></text:p>
          <text:p text:style-name="P2"><text:span text:style-name="T7">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38" draw:layer="layout" svg:width="3.073cm" svg:height="1.333cm" svg:x="9.619cm" svg:y="16.399cm">
          <text:p text:style-name="P2"><text:span text:style-name="T1">errors</text:span></text:p>
          <text:p text:style-name="P2"><text:span text:style-name="T7">Array of errors for</text:span></text:p>
          <text:p text:style-name="P2"><text:span text:style-name="T7">binned th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39" draw:layer="layout" svg:width="3.072cm" svg:height="1.333cm" svg:x="9.62cm" svg:y="17.9cm">
          <text:p text:style-name="P2"><text:span text:style-name="T1">xNode</text:span></text:p>
          <text:p text:style-name="P2"><text:span text:style-name="T7">Spatial x coordinates </text:span></text:p>
          <text:p text:style-name="P2"><text:span text:style-name="T7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0" draw:layer="layout" svg:width="3.072cm" svg:height="1.333cm" svg:x="9.62cm" svg:y="19.401cm">
          <text:p text:style-name="P2"><text:span text:style-name="T1">yNode</text:span></text:p>
          <text:p text:style-name="P2"><text:span text:style-name="T7">Spatial y coordinates </text:span></text:p>
          <text:p text:style-name="P2"><text:span text:style-name="T7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1" draw:layer="layout" svg:width="3.075cm" svg:height="1.333cm" svg:x="15.617cm" svg:y="13.297cm">
          <text:p text:style-name="P2"><text:span text:style-name="T1">binning_map</text:span></text:p>
          <text:p text:style-name="P2"><text:span text:style-name="T7">NxM vector with</text:span></text:p>
          <text:p text:style-name="P2"><text:span text:style-name="T7">Binning 2d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2" draw:layer="layout" svg:width="3.074cm" svg:height="1.333cm" svg:x="15.618cm" svg:y="14.798cm">
          <text:p text:style-name="P2"><text:span text:style-name="T1">spectra</text:span></text:p>
          <text:p text:style-name="P2"><text:span text:style-name="T7">Array of binned </text:span></text:p>
          <text:p text:style-name="P2"><text:span text:style-name="T7">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3" draw:layer="layout" svg:width="3.073cm" svg:height="1.333cm" svg:x="15.619cm" svg:y="16.399cm">
          <text:p text:style-name="P2"><text:span text:style-name="T1">errors</text:span></text:p>
          <text:p text:style-name="P2"><text:span text:style-name="T7">Array of errors for</text:span></text:p>
          <text:p text:style-name="P2"><text:span text:style-name="T7">binned th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4" draw:layer="layout" svg:width="3.072cm" svg:height="1.333cm" svg:x="15.62cm" svg:y="17.9cm">
          <text:p text:style-name="P2"><text:span text:style-name="T1">xNode</text:span></text:p>
          <text:p text:style-name="P2"><text:span text:style-name="T7">Spatial x coordinates </text:span></text:p>
          <text:p text:style-name="P2"><text:span text:style-name="T7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5" draw:layer="layout" svg:width="3.072cm" svg:height="1.333cm" svg:x="15.62cm" svg:y="19.401cm">
          <text:p text:style-name="P2"><text:span text:style-name="T1">yNode</text:span></text:p>
          <text:p text:style-name="P2"><text:span text:style-name="T7">Spatial y coordinates </text:span></text:p>
          <text:p text:style-name="P2"><text:span text:style-name="T7">of the binned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3.992cm" svg:y1="11.82cm" svg:x2="2.716cm" svg:y2="13.962cm" draw:start-shape="id25" draw:start-glue-point="2" draw:end-shape="id31" draw:end-glue-point="3" svg:d="m3992 11820v737h-1778v1405h502">
          <text:p/>
        </draw:connector>
        <draw:connector draw:style-name="gr13" draw:text-style-name="P2" draw:layer="layout" draw:line-skew="-0.757cm" svg:x1="3.992cm" svg:y1="11.82cm" svg:x2="2.717cm" svg:y2="15.463cm" draw:start-shape="id25" draw:start-glue-point="2" draw:end-shape="id32" draw:end-glue-point="3" svg:d="m3992 11820v731h-1776v2912h501">
          <text:p/>
        </draw:connector>
        <draw:connector draw:style-name="gr13" draw:text-style-name="P2" draw:layer="layout" draw:line-skew="-1.557cm" svg:x1="3.992cm" svg:y1="11.82cm" svg:x2="2.718cm" svg:y2="17.064cm" draw:start-shape="id25" draw:start-glue-point="2" draw:end-shape="id33" draw:end-glue-point="3" svg:d="m3992 11820v731h-1776v4513h502">
          <text:p/>
        </draw:connector>
        <draw:connector draw:style-name="gr13" draw:text-style-name="P2" draw:layer="layout" draw:line-skew="-2.308cm" svg:x1="3.992cm" svg:y1="11.82cm" svg:x2="2.719cm" svg:y2="18.565cm" draw:start-shape="id25" draw:start-glue-point="2" draw:end-shape="id34" draw:end-glue-point="3" svg:d="m3992 11820v731h-1774v6014h501">
          <text:p/>
        </draw:connector>
        <draw:connector draw:style-name="gr13" draw:text-style-name="P2" draw:layer="layout" draw:line-skew="-3.058cm" svg:x1="3.992cm" svg:y1="11.82cm" svg:x2="2.719cm" svg:y2="20.066cm" draw:start-shape="id25" draw:start-glue-point="2" draw:end-shape="id35" draw:end-glue-point="3" svg:d="m3992 11820v731h-1774v7515h501">
          <text:p/>
        </draw:connector>
        <draw:connector draw:style-name="gr13" draw:text-style-name="P2" draw:layer="layout" svg:x1="10.164cm" svg:y1="11.821cm" svg:x2="9.617cm" svg:y2="13.963cm" draw:start-shape="id26" draw:start-glue-point="2" draw:end-shape="id36" draw:end-glue-point="3" svg:d="m10164 11821v737h-1049v1405h502">
          <text:p/>
        </draw:connector>
        <draw:connector draw:style-name="gr13" draw:text-style-name="P2" draw:layer="layout" draw:line-skew="-0.758cm" svg:x1="10.164cm" svg:y1="11.821cm" svg:x2="9.618cm" svg:y2="15.464cm" draw:start-shape="id26" draw:start-glue-point="2" draw:end-shape="id37" draw:end-glue-point="3" svg:d="m10164 11821v730h-1047v2913h501">
          <text:p/>
        </draw:connector>
        <draw:connector draw:style-name="gr13" draw:text-style-name="P2" draw:layer="layout" draw:line-skew="-1.558cm" svg:x1="10.164cm" svg:y1="11.821cm" svg:x2="9.619cm" svg:y2="17.065cm" draw:start-shape="id26" draw:start-glue-point="2" draw:end-shape="id38" draw:end-glue-point="3" svg:d="m10164 11821v730h-1047v4514h502">
          <text:p/>
        </draw:connector>
        <draw:connector draw:style-name="gr13" draw:text-style-name="P2" draw:layer="layout" draw:line-skew="-2.309cm" svg:x1="10.164cm" svg:y1="11.821cm" svg:x2="9.62cm" svg:y2="18.566cm" draw:start-shape="id26" draw:start-glue-point="2" draw:end-shape="id39" draw:end-glue-point="3" svg:d="m10164 11821v730h-1045v6015h501">
          <text:p/>
        </draw:connector>
        <draw:connector draw:style-name="gr13" draw:text-style-name="P2" draw:layer="layout" draw:line-skew="-3.059cm" svg:x1="10.164cm" svg:y1="11.821cm" svg:x2="9.62cm" svg:y2="20.067cm" draw:start-shape="id26" draw:start-glue-point="2" draw:end-shape="id40" draw:end-glue-point="3" svg:d="m10164 11821v730h-1045v7516h501">
          <text:p/>
        </draw:connector>
        <draw:connector draw:style-name="gr13" draw:text-style-name="P2" draw:layer="layout" svg:x1="16.464cm" svg:y1="11.822cm" svg:x2="15.617cm" svg:y2="13.963cm" draw:start-shape="id27" draw:start-glue-point="2" draw:end-shape="id41" draw:end-glue-point="3" svg:d="m16464 11822v737h-1349v1404h502">
          <text:p/>
        </draw:connector>
        <draw:connector draw:style-name="gr13" draw:text-style-name="P2" draw:layer="layout" draw:line-skew="-0.758cm" svg:x1="16.464cm" svg:y1="11.822cm" svg:x2="15.618cm" svg:y2="15.464cm" draw:start-shape="id27" draw:start-glue-point="2" draw:end-shape="id42" draw:end-glue-point="3" svg:d="m16464 11822v729h-1347v2913h501">
          <text:p/>
        </draw:connector>
        <draw:connector draw:style-name="gr13" draw:text-style-name="P2" draw:layer="layout" draw:line-skew="-1.559cm" svg:x1="16.464cm" svg:y1="11.822cm" svg:x2="15.619cm" svg:y2="17.065cm" draw:start-shape="id27" draw:start-glue-point="2" draw:end-shape="id43" draw:end-glue-point="3" svg:d="m16464 11822v729h-1347v4514h502">
          <text:p/>
        </draw:connector>
        <draw:connector draw:style-name="gr13" draw:text-style-name="P2" draw:layer="layout" draw:line-skew="-2.309cm" svg:x1="16.464cm" svg:y1="11.822cm" svg:x2="15.62cm" svg:y2="18.566cm" draw:start-shape="id27" draw:start-glue-point="2" draw:end-shape="id44" draw:end-glue-point="3" svg:d="m16464 11822v729h-1345v6015h501">
          <text:p/>
        </draw:connector>
        <draw:connector draw:style-name="gr13" draw:text-style-name="P2" draw:layer="layout" draw:line-skew="-3.06cm" svg:x1="16.464cm" svg:y1="11.822cm" svg:x2="15.62cm" svg:y2="20.067cm" draw:start-shape="id27" draw:start-glue-point="2" draw:end-shape="id45" draw:end-glue-point="3" svg:d="m16464 11822v729h-1345v7516h501">
          <text:p/>
        </draw:connector>
        <draw:custom-shape draw:style-name="gr12" draw:text-style-name="P2" draw:layer="layout" svg:width="4.845cm" svg:height="12.76cm" svg:x="1.87cm" svg:y="12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93cm" svg:height="12.759cm" svg:x="8.77cm" svg:y="12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772cm" svg:height="12.758cm" svg:x="14.77cm" svg:y="12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4.418cm" svg:height="0.645cm" svg:x="2.416cm" svg:y="25.893cm">
          <draw:text-box>
            <text:p><text:span text:style-name="T8">For the full spectral fitting</text:span></text:p>
          </draw:text-box>
        </draw:frame>
        <draw:frame draw:style-name="gr9" draw:text-style-name="P6" draw:layer="layout" svg:width="5.336cm" svg:height="0.645cm" svg:x="9.016cm" svg:y="25.894cm">
          <draw:text-box>
            <text:p><text:span text:style-name="T8">For the stellar kinematics fitting</text:span></text:p>
          </draw:text-box>
        </draw:frame>
        <draw:frame draw:style-name="gr9" draw:text-style-name="P6" draw:layer="layout" svg:width="4.968cm" svg:height="0.645cm" svg:x="14.916cm" svg:y="25.895cm">
          <draw:text-box>
            <text:p><text:span text:style-name="T8">For the gas kinematics fitting</text:span></text:p>
          </draw:text-box>
        </draw:frame>
        <draw:custom-shape draw:style-name="gr10" draw:text-style-name="P5" draw:id="id46" draw:layer="layout" svg:width="3.072cm" svg:height="1.333cm" svg:x="2.719cm" svg:y="21.101cm">
          <text:p text:style-name="P2"><text:span text:style-name="T1">area_bins</text:span></text:p>
          <text:p text:style-name="P2"><text:span text:style-name="T7">Area of the bin </text:span></text:p>
          <text:p text:style-name="P2"><text:span text:style-name="T7">in arcse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-3.871cm" svg:x1="3.992cm" svg:y1="11.82cm" svg:x2="2.719cm" svg:y2="21.767cm" draw:start-shape="id25" draw:start-glue-point="2" draw:end-shape="id46" draw:end-glue-point="3" svg:d="m3992 11820v769h-1774v9178h501">
          <text:p/>
        </draw:connector>
        <draw:connector draw:style-name="gr13" draw:text-style-name="P2" draw:layer="layout" draw:line-skew="-3.904cm -0.09cm" svg:x1="10.164cm" svg:y1="11.821cm" svg:x2="9.719cm" svg:y2="21.768cm" draw:start-shape="id26" draw:start-glue-point="2" draw:end-shape="id47" draw:end-glue-point="3" svg:d="m10164 11821v736h-1036v9211h591">
          <text:p/>
        </draw:connector>
        <draw:connector draw:style-name="gr13" draw:text-style-name="P2" draw:layer="layout" draw:line-skew="-3.904cm -0.021cm" svg:x1="16.464cm" svg:y1="11.822cm" svg:x2="15.619cm" svg:y2="21.768cm" draw:start-shape="id27" draw:start-glue-point="2" draw:end-shape="id48" draw:end-glue-point="3" svg:d="m16464 11822v735h-1367v9211h522">
          <text:p/>
        </draw:connector>
        <draw:custom-shape draw:style-name="gr10" draw:text-style-name="P1" draw:layer="layout" svg:width="6.066cm" svg:height="0.93cm" svg:x="4.302cm" svg:y="4.175cm">
          <text:p text:style-name="P2"><text:span text:style-name="T1">x2d_reconstructed</text:span></text:p>
          <text:p text:style-name="P2"><text:span text:style-name="T2">From block 1 (only for RSS inpu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066cm" svg:height="0.93cm" svg:x="10.525cm" svg:y="4.175cm">
          <text:p text:style-name="P2"><text:span text:style-name="T1">y2d_reconstructed</text:span></text:p>
          <text:p text:style-name="P2"><text:span text:style-name="T2">From block 1 (only for RSS inpu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9" draw:layer="layout" svg:width="3.072cm" svg:height="1.333cm" svg:x="2.719cm" svg:y="22.502cm">
          <text:p text:style-name="P2"><text:span text:style-name="T1">bins_sn</text:span></text:p>
          <text:p text:style-name="P2"><text:span text:style-name="T7">S/N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7" draw:layer="layout" svg:width="3.072cm" svg:height="1.333cm" svg:x="9.719cm" svg:y="21.102cm">
          <text:p text:style-name="P2"><text:span text:style-name="T1">area_bins</text:span></text:p>
          <text:p text:style-name="P2"><text:span text:style-name="T7">Area of the bin </text:span></text:p>
          <text:p text:style-name="P2"><text:span text:style-name="T7">in arcse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48" draw:layer="layout" svg:width="3.072cm" svg:height="1.333cm" svg:x="15.619cm" svg:y="21.102cm">
          <text:p text:style-name="P2"><text:span text:style-name="T1">area_bins</text:span></text:p>
          <text:p text:style-name="P2"><text:span text:style-name="T7">Area of the bin </text:span></text:p>
          <text:p text:style-name="P2"><text:span text:style-name="T7">in arcse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50" draw:layer="layout" svg:width="3.848cm" svg:height="1.333cm" svg:x="2.643cm" svg:y="24.003cm">
          <text:p text:style-name="P2"><text:span text:style-name="T9">nelements_within_bin</text:span></text:p>
          <text:p text:style-name="P2"><text:span text:style-name="T7">Number of spaxels </text:span></text:p>
          <text:p text:style-name="P2"><text:span text:style-name="T7">or fibres coadded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51" draw:layer="layout" svg:width="3.072cm" svg:height="1.333cm" svg:x="9.719cm" svg:y="22.502cm">
          <text:p text:style-name="P2"><text:span text:style-name="T1">bins_sn</text:span></text:p>
          <text:p text:style-name="P2"><text:span text:style-name="T7">S/N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52" draw:layer="layout" svg:width="3.848cm" svg:height="1.333cm" svg:x="9.643cm" svg:y="24.003cm">
          <text:p text:style-name="P2"><text:span text:style-name="T9">nelements_within_bin</text:span></text:p>
          <text:p text:style-name="P2"><text:span text:style-name="T7">Number of spaxels </text:span></text:p>
          <text:p text:style-name="P2"><text:span text:style-name="T7">or fibres coadded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53" draw:layer="layout" svg:width="3.072cm" svg:height="1.333cm" svg:x="15.619cm" svg:y="22.502cm">
          <text:p text:style-name="P2"><text:span text:style-name="T1">bins_sn</text:span></text:p>
          <text:p text:style-name="P2"><text:span text:style-name="T7">S/N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id="id54" draw:layer="layout" svg:width="3.848cm" svg:height="1.333cm" svg:x="15.643cm" svg:y="24.003cm">
          <text:p text:style-name="P2"><text:span text:style-name="T9">nelements_within_bin</text:span></text:p>
          <text:p text:style-name="P2"><text:span text:style-name="T7">Number of spaxels </text:span></text:p>
          <text:p text:style-name="P2"><text:span text:style-name="T7">or fibres coadded in the 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draw:line-skew="-4.603cm -0.075cm" svg:x1="3.992cm" svg:y1="11.82cm" svg:x2="2.719cm" svg:y2="23.168cm" draw:start-shape="id25" draw:start-glue-point="2" draw:end-shape="id49" draw:end-glue-point="3" svg:d="m3992 11820v737h-1849v10611h576">
          <text:p/>
        </draw:connector>
        <draw:connector draw:style-name="gr14" draw:text-style-name="P2" draw:layer="layout" draw:line-skew="-5.354cm 0.001cm" svg:x1="3.992cm" svg:y1="11.82cm" svg:x2="2.643cm" svg:y2="24.669cm" draw:start-shape="id25" draw:start-glue-point="2" draw:end-shape="id50" draw:end-glue-point="3" svg:d="m3992 11820v737h-1849v12112h500">
          <text:p/>
        </draw:connector>
        <draw:connector draw:style-name="gr15" draw:text-style-name="P2" draw:layer="layout" draw:line-skew="-4.604cm -0.09cm" svg:x1="10.164cm" svg:y1="11.821cm" svg:x2="9.719cm" svg:y2="23.168cm" draw:start-shape="id26" draw:start-glue-point="2" draw:end-shape="id51" draw:end-glue-point="3" svg:d="m10164 11821v736h-1036v10611h591">
          <text:p/>
        </draw:connector>
        <draw:connector draw:style-name="gr14" draw:text-style-name="P2" draw:layer="layout" draw:line-skew="-5.354cm" svg:x1="10.164cm" svg:y1="11.821cm" svg:x2="9.643cm" svg:y2="24.669cm" draw:start-shape="id26" draw:start-glue-point="2" draw:end-shape="id52" draw:end-glue-point="3" svg:d="m10164 11821v736h-1022v12112h501">
          <text:p/>
        </draw:connector>
        <draw:connector draw:style-name="gr14" draw:text-style-name="P2" draw:layer="layout" draw:line-skew="-4.604cm" svg:x1="16.464cm" svg:y1="11.822cm" svg:x2="15.619cm" svg:y2="23.168cm" draw:start-shape="id27" draw:start-glue-point="2" draw:end-shape="id53" draw:end-glue-point="3" svg:d="m16464 11822v735h-1346v10611h501">
          <text:p/>
        </draw:connector>
        <draw:connector draw:style-name="gr14" draw:text-style-name="P2" draw:layer="layout" draw:line-skew="-5.355cm -0.045cm" svg:x1="16.464cm" svg:y1="11.822cm" svg:x2="15.643cm" svg:y2="24.669cm" draw:start-shape="id27" draw:start-glue-point="2" draw:end-shape="id54" draw:end-glue-point="3" svg:d="m16464 11822v735h-1367v12112h546">
          <text:p/>
        </draw:connector>
      </draw:page>
      <draw:page draw:name="page3" draw:style-name="dp1" draw:master-page-name="Default">
        <draw:frame draw:style-name="gr9" draw:text-style-name="P4" draw:layer="layout" svg:width="3.288cm" svg:height="0.962cm" svg:x="16.875cm" svg:y="1.581cm">
          <draw:text-box>
            <text:p><text:span text:style-name="T6">BLOCK 3</text:span></text:p>
          </draw:text-box>
        </draw:frame>
        <draw:custom-shape draw:style-name="gr10" draw:text-style-name="P5" draw:layer="layout" svg:width="3.074cm" svg:height="1.333cm" svg:x="1.709cm" svg:y="2.724cm">
          <text:p text:style-name="P2"><text:span text:style-name="T1">Binned spectra</text:span></text:p>
          <text:p text:style-name="P2"><text:span text:style-name="T7">Array of binned </text:span></text:p>
          <text:p text:style-name="P2"><text:span text:style-name="T7">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073cm" svg:height="1.333cm" svg:x="1.71cm" svg:y="4.225cm">
          <text:p text:style-name="P2"><text:span text:style-name="T1">Binned errors</text:span></text:p>
          <text:p text:style-name="P2"><text:span text:style-name="T7">Array of errors for</text:span></text:p>
          <text:p text:style-name="P2"><text:span text:style-name="T7">binned th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802cm" svg:height="4.699cm" svg:x="1.262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6" draw:layer="layout" svg:width="4.064cm" svg:height="1.039cm" svg:x="1.416cm" svg:y="5.797cm">
          <draw:text-box>
            <text:p><text:span text:style-name="T8">From block 2 for the </text:span></text:p>
            <text:p><text:span text:style-name="T8">full spectral fitting</text:span></text:p>
          </draw:text-box>
        </draw:frame>
        <draw:custom-shape draw:style-name="gr10" draw:text-style-name="P5" draw:layer="layout" svg:width="3.074cm" svg:height="1.333cm" svg:x="6.809cm" svg:y="2.725cm">
          <text:p text:style-name="P2"><text:span text:style-name="T1">Binned spectra</text:span></text:p>
          <text:p text:style-name="P2"><text:span text:style-name="T7">Array of binned </text:span></text:p>
          <text:p text:style-name="P2"><text:span text:style-name="T7">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073cm" svg:height="1.333cm" svg:x="6.81cm" svg:y="4.226cm">
          <text:p text:style-name="P2"><text:span text:style-name="T1">Binned errors</text:span></text:p>
          <text:p text:style-name="P2"><text:span text:style-name="T7">Array of errors for</text:span></text:p>
          <text:p text:style-name="P2"><text:span text:style-name="T7">binned th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802cm" svg:height="4.699cm" svg:x="6.362cm" svg:y="2.3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6" draw:layer="layout" svg:width="4.064cm" svg:height="1.039cm" svg:x="6.516cm" svg:y="5.798cm">
          <draw:text-box>
            <text:p><text:span text:style-name="T8">From block 2 for the </text:span></text:p>
            <text:p><text:span text:style-name="T8">Stellar kinem. <text:s/>fitting</text:span></text:p>
          </draw:text-box>
        </draw:frame>
        <draw:custom-shape draw:style-name="gr10" draw:text-style-name="P5" draw:layer="layout" svg:width="3.085cm" svg:height="1.333cm" svg:x="11.896cm" svg:y="2.726cm">
          <text:p text:style-name="P2"><text:span text:style-name="T1">Binned spectra</text:span></text:p>
          <text:p text:style-name="P2"><text:span text:style-name="T7">Array of binned </text:span></text:p>
          <text:p text:style-name="P2"><text:span text:style-name="T7">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084cm" svg:height="1.333cm" svg:x="11.897cm" svg:y="4.227cm">
          <text:p text:style-name="P2"><text:span text:style-name="T1">Binned errors</text:span></text:p>
          <text:p text:style-name="P2"><text:span text:style-name="T7">Array of errors for</text:span></text:p>
          <text:p text:style-name="P2"><text:span text:style-name="T7">binned th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815cm" svg:height="4.699cm" svg:x="11.448cm" svg:y="2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4.078cm" svg:height="1.039cm" svg:x="11.622cm" svg:y="5.811cm">
          <draw:text-box>
            <text:p><text:span text:style-name="T8">From block 2 for the </text:span></text:p>
            <text:p><text:span text:style-name="T8">Gas kinem. fitting</text:span></text:p>
          </draw:text-box>
        </draw:frame>
        <draw:custom-shape draw:style-name="gr10" draw:text-style-name="P1" draw:layer="layout" svg:width="3.302cm" svg:height="2.03cm" svg:x="1.381cm" svg:y="7.339cm">
          <text:p text:style-name="P2"><text:span text:style-name="T1">template_dir1</text:span></text:p>
          <text:p text:style-name="P2"><text:span text:style-name="T3">Directory with </text:span></text:p>
          <text:p text:style-name="P2"><text:span text:style-name="T3">stellar templates</text:span></text:p>
          <text:p text:style-name="P2"><text:span text:style-name="T2">(fits files, </text:span></text:p>
          <text:p text:style-name="P2"><text:span text:style-name="T2">linear wavelengt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02cm" svg:height="1.54cm" svg:x="16.61cm" svg:y="13.284cm">
          <text:p text:style-name="P2"><text:span text:style-name="T1">Wavelength</text:span></text:p>
          <text:p text:style-name="P2"><text:span text:style-name="T2">Array with T elements</text:span></text:p>
          <text:p text:style-name="P2"><text:span text:style-name="T2">(from block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764cm" svg:height="4.699cm" svg:x="1.246cm" svg:y="9.628cm">
          <text:p text:style-name="P2"><text:span text:style-name="T9">FWHM_DIFF1</text:span></text:p>
          <text:p text:style-name="P2"><text:span text:style-name="T1"/></text:p>
          <text:p text:style-name="P2"><text:span text:style-name="T8"><text:s/></text:span><text:span text:style-name="T8">The difference in </text:span></text:p>
          <text:p text:style-name="P2"><text:span text:style-name="T8">instrumental </text:span></text:p>
          <text:p text:style-name="P2"><text:span text:style-name="T8">resolution between </text:span></text:p>
          <text:p text:style-name="P2"><text:span text:style-name="T8">galaxy data and </text:span></text:p>
          <text:p text:style-name="P2"><text:span text:style-name="T8">stellar template spectra</text:span></text:p>
          <text:p text:style-name="P2"><text:span text:style-name="T8"><text:s/></text:span><text:span text:style-name="T8">(in angstrom).</text:span></text:p>
          <text:p text:style-name="P2"><text:span text:style-name="T8">It must be defined </text:span></text:p>
          <text:p text:style-name="P2"><text:span text:style-name="T8">over the Wavelength </text:span></text:p>
          <text:p text:style-name="P2"><text:span text:style-name="T8">Input v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56" draw:layer="layout" svg:width="4.428cm" svg:height="1.905cm" svg:x="1.144cm" svg:y="18.716cm">
          <text:p text:style-name="P2"><text:span text:style-name="T3">LOG REBIN and TRIM </text:span></text:p>
          <text:p text:style-name="P2"><text:span text:style-name="T3">PROCEDURE</text:span></text:p>
          <text:p text:style-name="P2"><text:span text:style-name="T3">(</text:span><text:span text:style-name="T1">mdap_log_rebin.pro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12cm" svg:height="1.671cm" svg:x="16.527cm" svg:y="11.18cm">
          <text:p text:style-name="P2"><text:span text:style-name="T1">Velscale</text:span></text:p>
          <text:p text:style-name="P2"><text:span text:style-name="T2">Desired velocity scale</text:span></text:p>
          <text:p text:style-name="P2"><text:span text:style-name="T2">In the log-rebinned</text:span></text:p>
          <text:p text:style-name="P2"><text:span text:style-name="T2">Spectra (km/sec/pix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02cm" svg:height="2.03cm" svg:x="6.581cm" svg:y="7.339cm">
          <text:p text:style-name="P2"><text:span text:style-name="T1">template_dir2</text:span></text:p>
          <text:p text:style-name="P2"><text:span text:style-name="T3">Directory with </text:span></text:p>
          <text:p text:style-name="P2"><text:span text:style-name="T3">stellar templates</text:span></text:p>
          <text:p text:style-name="P2"><text:span text:style-name="T2">(fits files, </text:span></text:p>
          <text:p text:style-name="P2"><text:span text:style-name="T2">linear wavelengt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14cm" svg:height="2.03cm" svg:x="11.667cm" svg:y="7.339cm">
          <text:p text:style-name="P2"><text:span text:style-name="T1">template_dir3</text:span></text:p>
          <text:p text:style-name="P2"><text:span text:style-name="T3">Directory with </text:span></text:p>
          <text:p text:style-name="P2"><text:span text:style-name="T3">stellar templates</text:span></text:p>
          <text:p text:style-name="P2"><text:span text:style-name="T2">(fits files, </text:span></text:p>
          <text:p text:style-name="P2"><text:span text:style-name="T2">linear wavelengt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764cm" svg:height="4.629cm" svg:x="6.446cm" svg:y="9.698cm">
          <text:p text:style-name="P2"><text:span text:style-name="T9">FWHM_DIFF2</text:span></text:p>
          <text:p text:style-name="P2"><text:span text:style-name="T8"/></text:p>
          <text:p text:style-name="P2"><text:span text:style-name="T8"><text:s/></text:span><text:span text:style-name="T8">the difference in </text:span></text:p>
          <text:p text:style-name="P2"><text:span text:style-name="T8">instrumental </text:span></text:p>
          <text:p text:style-name="P2"><text:span text:style-name="T8">resolution between </text:span></text:p>
          <text:p text:style-name="P2"><text:span text:style-name="T8">galaxy data and </text:span></text:p>
          <text:p text:style-name="P2"><text:span text:style-name="T8">stellar template spectra</text:span></text:p>
          <text:p text:style-name="P2"><text:span text:style-name="T8"><text:s/></text:span><text:span text:style-name="T8">(in angstrom).</text:span></text:p>
          <text:p text:style-name="P2"><text:span text:style-name="T8">It must be defined </text:span></text:p>
          <text:p text:style-name="P2"><text:span text:style-name="T8">over the Wavelength </text:span></text:p>
          <text:p text:style-name="P2"><text:span text:style-name="T8">Input v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777cm" svg:height="4.698cm" svg:x="11.532cm" svg:y="9.644cm">
          <text:p text:style-name="P2"><text:span text:style-name="T9">FWHM_DIFF3</text:span></text:p>
          <text:p text:style-name="P2"><text:span text:style-name="T8"/></text:p>
          <text:p text:style-name="P2"><text:span text:style-name="T8"><text:s/></text:span><text:span text:style-name="T8">the difference in </text:span></text:p>
          <text:p text:style-name="P2"><text:span text:style-name="T8">instrumental </text:span></text:p>
          <text:p text:style-name="P2"><text:span text:style-name="T8">resolution between </text:span></text:p>
          <text:p text:style-name="P2"><text:span text:style-name="T8">galaxy data and </text:span></text:p>
          <text:p text:style-name="P2"><text:span text:style-name="T8">stellar template spectra</text:span></text:p>
          <text:p text:style-name="P2"><text:span text:style-name="T8"><text:s/></text:span><text:span text:style-name="T8">(in angstrom).</text:span></text:p>
          <text:p text:style-name="P2"><text:span text:style-name="T8">It must be defined </text:span></text:p>
          <text:p text:style-name="P2"><text:span text:style-name="T8">over the Wavelength </text:span></text:p>
          <text:p text:style-name="P2"><text:span text:style-name="T8">Input v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id="id55" draw:layer="layout" svg:width="4.191cm" svg:height="14.605cm" svg:x="1.1cm" svg:y="1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id="id57" draw:layer="layout" svg:width="4.191cm" svg:height="14.605cm" svg:x="6.201cm" svg:y="1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id="id59" draw:layer="layout" svg:width="4.205cm" svg:height="14.732cm" svg:x="11.287cm" svg:y="1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-0.472cm" svg:x1="3.195cm" svg:y1="16.486cm" svg:x2="3.358cm" svg:y2="18.716cm" draw:start-shape="id55" draw:start-glue-point="2" draw:end-shape="id56" draw:end-glue-point="0" svg:d="m3195 16486v643h163v1587">
          <text:p/>
        </draw:connector>
        <draw:custom-shape draw:style-name="gr12" draw:text-style-name="P2" draw:id="id61" draw:layer="layout" svg:width="4.001cm" svg:height="4.756cm" svg:x="16.303cm" svg:y="10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58" draw:layer="layout" svg:width="4.396cm" svg:height="1.905cm" svg:x="7.145cm" svg:y="18.717cm">
          <text:p text:style-name="P2"><text:span text:style-name="T3">LOG REBIN and TRIM </text:span></text:p>
          <text:p text:style-name="P2"><text:span text:style-name="T3">PROCEDURE</text:span></text:p>
          <text:p text:style-name="P2"><text:span text:style-name="T3">(</text:span><text:span text:style-name="T1">mdap_log_rebin.pro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id="id60" draw:layer="layout" svg:width="4.392cm" svg:height="1.905cm" svg:x="13.245cm" svg:y="18.717cm">
          <text:p text:style-name="P2"><text:span text:style-name="T3">LOG REBIN and TRIM </text:span></text:p>
          <text:p text:style-name="P2"><text:span text:style-name="T3">PROCEDURE</text:span></text:p>
          <text:p text:style-name="P2"><text:span text:style-name="T3">(</text:span><text:span text:style-name="T1">mdap_log_rebin.pro</text:span><text:span text:style-name="T3">)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line-skew="-0.091cm" svg:x1="8.296cm" svg:y1="16.486cm" svg:x2="9.343cm" svg:y2="18.717cm" draw:start-shape="id57" draw:start-glue-point="2" draw:end-shape="id58" draw:end-glue-point="0" svg:d="m8296 16486v1024h1047v1207">
          <text:p/>
        </draw:connector>
        <draw:connector draw:style-name="gr13" draw:text-style-name="P2" draw:layer="layout" draw:line-skew="0.226cm" svg:x1="13.389cm" svg:y1="16.613cm" svg:x2="15.441cm" svg:y2="18.717cm" draw:start-shape="id59" draw:start-glue-point="2" draw:end-shape="id60" draw:end-glue-point="0" svg:d="m13389 16613v1278h2052v826">
          <text:p/>
        </draw:connector>
        <draw:connector draw:style-name="gr13" draw:text-style-name="P2" draw:layer="layout" draw:line-skew="0.068cm" svg:x1="18.303cm" svg:y1="15.405cm" svg:x2="3.358cm" svg:y2="18.716cm" draw:start-shape="id61" draw:start-glue-point="2" draw:end-shape="id56" draw:end-glue-point="0" svg:d="m18303 15405v1724h-14945v1587">
          <text:p/>
        </draw:connector>
        <draw:connector draw:style-name="gr13" draw:text-style-name="P2" draw:layer="layout" draw:line-skew="0.449cm" svg:x1="18.303cm" svg:y1="15.405cm" svg:x2="9.343cm" svg:y2="18.717cm" draw:start-shape="id61" draw:start-glue-point="2" draw:end-shape="id58" draw:end-glue-point="0" svg:d="m18303 15405v2105h-8960v1207">
          <text:p/>
        </draw:connector>
        <draw:connector draw:style-name="gr13" draw:text-style-name="P2" draw:layer="layout" draw:line-skew="0.83cm" svg:x1="18.303cm" svg:y1="15.405cm" svg:x2="15.441cm" svg:y2="18.717cm" draw:start-shape="id61" draw:start-glue-point="2" draw:end-shape="id60" draw:end-glue-point="0" svg:d="m18303 15405v2486h-2862v826">
          <text:p/>
        </draw:connector>
        <draw:custom-shape draw:style-name="gr18" draw:text-style-name="P2" draw:layer="layout" svg:width="0.152cm" svg:height="0.152cm" svg:x="18.256cm" svg:y="1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152cm" svg:height="0.152cm" svg:x="18.256cm" svg:y="1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id="id62" draw:layer="layout" svg:width="4.01cm" svg:height="0.635cm" svg:x="1.8cm" svg:y="21.663cm">
          <text:p text:style-name="P2"><text:span text:style-name="T10">Log reb galaxy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63" draw:layer="layout" svg:width="4.01cm" svg:height="0.939cm" svg:x="1.8cm" svg:y="23.264cm">
          <text:p text:style-name="P2"><text:span text:style-name="T10">Log reb. Wavelength</text:span></text:p>
          <text:p text:style-name="P2"><text:span text:style-name="T10">(for galaxy spectr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71" draw:layer="layout" svg:width="4.01cm" svg:height="0.635cm" svg:x="1.8cm" svg:y="22.464cm">
          <text:p text:style-name="P2"><text:span text:style-name="T10">Log reb galaxy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64" draw:layer="layout" svg:width="4.01cm" svg:height="0.635cm" svg:x="1.8cm" svg:y="24.365cm">
          <text:p text:style-name="P2"><text:span text:style-name="T10">Log reb. Templ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65" draw:layer="layout" svg:width="4.01cm" svg:height="1.074cm" svg:x="1.8cm" svg:y="25.066cm">
          <text:p text:style-name="P2"><text:span text:style-name="T10">Log reb. Wavelength</text:span></text:p>
          <text:p text:style-name="P2"><text:span text:style-name="T10">For templat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02cm" svg:height="1.54cm" svg:x="1.41cm" svg:y="14.584cm">
          <text:p text:style-name="P2"><text:span text:style-name="T1">wave_range1</text:span></text:p>
          <text:p text:style-name="P2"><text:span text:style-name="T2">Boundaries of the </text:span></text:p>
          <text:p text:style-name="P2"><text:span text:style-name="T2">w-range to cons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02cm" svg:height="1.54cm" svg:x="6.71cm" svg:y="14.584cm">
          <text:p text:style-name="P2"><text:span text:style-name="T1">wave_range2</text:span></text:p>
          <text:p text:style-name="P2"><text:span text:style-name="T2">Boundaries of the </text:span></text:p>
          <text:p text:style-name="P2"><text:span text:style-name="T2">w-range to cons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02cm" svg:height="1.54cm" svg:x="11.81cm" svg:y="14.684cm">
          <text:p text:style-name="P2"><text:span text:style-name="T1">wave_range3</text:span></text:p>
          <text:p text:style-name="P2"><text:span text:style-name="T2">Boundaries of the </text:span></text:p>
          <text:p text:style-name="P2"><text:span text:style-name="T2">w-range to cons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0cm -0.199cm" svg:x1="3.358cm" svg:y1="20.621cm" svg:x2="1.8cm" svg:y2="21.98cm" draw:start-shape="id56" draw:start-glue-point="2" draw:end-shape="id62" draw:end-glue-point="3" svg:d="m3358 20621v520h-2258v839h700">
          <text:p/>
        </draw:connector>
        <draw:connector draw:style-name="gr13" draw:text-style-name="P2" draw:layer="layout" draw:line-skew="-0.822cm -0.199cm" svg:x1="3.358cm" svg:y1="20.621cm" svg:x2="1.8cm" svg:y2="23.733cm" draw:start-shape="id56" draw:start-glue-point="2" draw:end-shape="id63" draw:end-glue-point="3" svg:d="m3358 20621v499h-2258v2613h700">
          <text:p/>
        </draw:connector>
        <draw:connector draw:style-name="gr13" draw:text-style-name="P2" draw:layer="layout" draw:line-skew="-1.372cm -0.199cm" svg:x1="3.358cm" svg:y1="20.621cm" svg:x2="1.8cm" svg:y2="24.682cm" draw:start-shape="id56" draw:start-glue-point="2" draw:end-shape="id64" draw:end-glue-point="3" svg:d="m3358 20621v499h-2258v3562h700">
          <text:p/>
        </draw:connector>
        <draw:connector draw:style-name="gr13" draw:text-style-name="P2" draw:layer="layout" draw:line-skew="-1.723cm -0.199cm" svg:x1="3.358cm" svg:y1="20.621cm" svg:x2="1.8cm" svg:y2="25.603cm" draw:start-shape="id56" draw:start-glue-point="2" draw:end-shape="id65" draw:end-glue-point="3" svg:d="m3358 20621v499h-2258v4483h700">
          <text:p/>
        </draw:connector>
        <draw:custom-shape draw:style-name="gr10" draw:text-style-name="P7" draw:id="id66" draw:layer="layout" svg:width="4.01cm" svg:height="0.635cm" svg:x="7.901cm" svg:y="21.664cm">
          <text:p text:style-name="P2"><text:span text:style-name="T10">Log reb galaxy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68" draw:layer="layout" svg:width="4.01cm" svg:height="0.939cm" svg:x="7.901cm" svg:y="23.265cm">
          <text:p text:style-name="P2"><text:span text:style-name="T10">Log reb. Wavelength</text:span></text:p>
          <text:p text:style-name="P2"><text:span text:style-name="T10">(for galaxy spectr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67" draw:layer="layout" svg:width="4.01cm" svg:height="0.635cm" svg:x="7.901cm" svg:y="22.465cm">
          <text:p text:style-name="P2"><text:span text:style-name="T10">Log reb galaxy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69" draw:layer="layout" svg:width="4.01cm" svg:height="0.635cm" svg:x="7.901cm" svg:y="24.366cm">
          <text:p text:style-name="P2"><text:span text:style-name="T10">Log reb. Templ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70" draw:layer="layout" svg:width="4.01cm" svg:height="1.074cm" svg:x="7.901cm" svg:y="25.067cm">
          <text:p text:style-name="P2"><text:span text:style-name="T10">Log reb. Wavelength</text:span></text:p>
          <text:p text:style-name="P2"><text:span text:style-name="T10">For templat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0cm -0.304cm" svg:x1="9.343cm" svg:y1="20.622cm" svg:x2="7.901cm" svg:y2="21.981cm" draw:start-shape="id58" draw:start-glue-point="2" draw:end-shape="id66" draw:end-glue-point="3" svg:d="m9343 20622v520h-2247v839h805">
          <text:p/>
        </draw:connector>
        <draw:connector draw:style-name="gr13" draw:text-style-name="P2" draw:layer="layout" draw:line-skew="-0.423cm -0.304cm" svg:x1="9.343cm" svg:y1="20.622cm" svg:x2="7.901cm" svg:y2="22.782cm" draw:start-shape="id58" draw:start-glue-point="2" draw:end-shape="id67" draw:end-glue-point="3" svg:d="m9343 20622v498h-2247v1662h805">
          <text:p/>
        </draw:connector>
        <draw:connector draw:style-name="gr13" draw:text-style-name="P2" draw:layer="layout" draw:line-skew="-0.823cm -0.304cm" svg:x1="9.343cm" svg:y1="20.622cm" svg:x2="7.901cm" svg:y2="23.734cm" draw:start-shape="id58" draw:start-glue-point="2" draw:end-shape="id68" draw:end-glue-point="3" svg:d="m9343 20622v498h-2247v2614h805">
          <text:p/>
        </draw:connector>
        <draw:connector draw:style-name="gr13" draw:text-style-name="P2" draw:layer="layout" draw:line-skew="-1.373cm -0.304cm" svg:x1="9.343cm" svg:y1="20.622cm" svg:x2="7.901cm" svg:y2="24.683cm" draw:start-shape="id58" draw:start-glue-point="2" draw:end-shape="id69" draw:end-glue-point="3" svg:d="m9343 20622v498h-2247v3563h805">
          <text:p/>
        </draw:connector>
        <draw:connector draw:style-name="gr13" draw:text-style-name="P2" draw:layer="layout" draw:line-skew="-1.724cm -0.304cm" svg:x1="9.343cm" svg:y1="20.622cm" svg:x2="7.901cm" svg:y2="25.604cm" draw:start-shape="id58" draw:start-glue-point="2" draw:end-shape="id70" draw:end-glue-point="3" svg:d="m9343 20622v498h-2247v4484h805">
          <text:p/>
        </draw:connector>
        <draw:custom-shape draw:style-name="gr10" draw:text-style-name="P7" draw:id="id72" draw:layer="layout" svg:width="4.01cm" svg:height="0.635cm" svg:x="13.801cm" svg:y="21.565cm">
          <text:p text:style-name="P2"><text:span text:style-name="T10">Log reb galaxy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74" draw:layer="layout" svg:width="4.01cm" svg:height="0.939cm" svg:x="13.801cm" svg:y="23.166cm">
          <text:p text:style-name="P2"><text:span text:style-name="T10">Log reb. Wavelength</text:span></text:p>
          <text:p text:style-name="P2"><text:span text:style-name="T10">(for galaxy spectr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73" draw:layer="layout" svg:width="4.01cm" svg:height="0.635cm" svg:x="13.801cm" svg:y="22.366cm">
          <text:p text:style-name="P2"><text:span text:style-name="T10">Log reb galaxy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75" draw:layer="layout" svg:width="4.01cm" svg:height="0.635cm" svg:x="13.801cm" svg:y="24.267cm">
          <text:p text:style-name="P2"><text:span text:style-name="T10">Log reb. Templ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id="id76" draw:layer="layout" svg:width="4.01cm" svg:height="1.074cm" svg:x="13.801cm" svg:y="24.968cm">
          <text:p text:style-name="P2"><text:span text:style-name="T10">Log reb. Wavelength</text:span></text:p>
          <text:p text:style-name="P2"><text:span text:style-name="T10">For template spec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-0.422cm -0.199cm" svg:x1="3.358cm" svg:y1="20.621cm" svg:x2="1.8cm" svg:y2="22.781cm" draw:start-shape="id56" draw:start-glue-point="2" draw:end-shape="id71" draw:end-glue-point="3" svg:d="m3358 20621v499h-2258v1661h700">
          <text:p/>
        </draw:connector>
        <draw:connector draw:style-name="gr13" draw:text-style-name="P2" draw:layer="layout" draw:line-skew="-1.454cm 0.195cm" svg:x1="15.441cm" svg:y1="20.622cm" svg:x2="13.801cm" svg:y2="21.882cm" draw:start-shape="id60" draw:start-glue-point="2" draw:end-shape="id72" draw:end-glue-point="3" svg:d="m15441 20622v625h-2502v635h862">
          <text:p/>
        </draw:connector>
        <draw:connector draw:style-name="gr13" draw:text-style-name="P2" draw:layer="layout" draw:line-skew="-0.246cm -0.362cm" svg:x1="15.441cm" svg:y1="20.622cm" svg:x2="13.801cm" svg:y2="22.683cm" draw:start-shape="id60" draw:start-glue-point="2" draw:end-shape="id73" draw:end-glue-point="3" svg:d="m15441 20622v625h-2503v1436h863">
          <text:p/>
        </draw:connector>
        <draw:connector draw:style-name="gr13" draw:text-style-name="P2" draw:layer="layout" draw:line-skew="-0.646cm -0.362cm" svg:x1="15.441cm" svg:y1="20.622cm" svg:x2="13.801cm" svg:y2="23.635cm" draw:start-shape="id60" draw:start-glue-point="2" draw:end-shape="id74" draw:end-glue-point="3" svg:d="m15441 20622v625h-2503v2388h863">
          <text:p/>
        </draw:connector>
        <draw:connector draw:style-name="gr13" draw:text-style-name="P2" draw:layer="layout" draw:line-skew="-1.197cm -0.362cm" svg:x1="15.441cm" svg:y1="20.622cm" svg:x2="13.801cm" svg:y2="24.584cm" draw:start-shape="id60" draw:start-glue-point="2" draw:end-shape="id75" draw:end-glue-point="3" svg:d="m15441 20622v625h-2503v3337h863">
          <text:p/>
        </draw:connector>
        <draw:connector draw:style-name="gr13" draw:text-style-name="P2" draw:layer="layout" draw:line-skew="-1.548cm -0.362cm" svg:x1="15.441cm" svg:y1="20.622cm" svg:x2="13.801cm" svg:y2="25.505cm" draw:start-shape="id60" draw:start-glue-point="2" draw:end-shape="id76" draw:end-glue-point="3" svg:d="m15441 20622v625h-2503v4258h863">
          <text:p/>
        </draw:connector>
        <draw:custom-shape draw:style-name="gr12" draw:text-style-name="P2" draw:layer="layout" svg:width="4.837cm" svg:height="5.286cm" svg:x="1.37cm" svg:y="2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837cm" svg:height="5.286cm" svg:x="7.471cm" svg:y="2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837cm" svg:height="5.286cm" svg:x="13.372cm" svg:y="2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4.418cm" svg:height="0.645cm" svg:x="1.517cm" svg:y="26.094cm">
          <draw:text-box>
            <text:p><text:span text:style-name="T8">For the full spectral fitting</text:span></text:p>
          </draw:text-box>
        </draw:frame>
        <draw:frame draw:style-name="gr9" draw:text-style-name="P6" draw:layer="layout" svg:width="5.336cm" svg:height="0.645cm" svg:x="7.417cm" svg:y="26.095cm">
          <draw:text-box>
            <text:p><text:span text:style-name="T8">For the stellar kinematics fitting</text:span></text:p>
          </draw:text-box>
        </draw:frame>
        <draw:frame draw:style-name="gr9" draw:text-style-name="P6" draw:layer="layout" svg:width="4.968cm" svg:height="0.645cm" svg:x="13.317cm" svg:y="26.096cm">
          <draw:text-box>
            <text:p><text:span text:style-name="T8">For the gas kinematics fitting</text:span></text:p>
          </draw:text-box>
        </draw:frame>
        <draw:frame draw:style-name="gr9" draw:text-style-name="P6" draw:layer="layout" svg:width="4.418cm" svg:height="0.645cm" svg:x="1.218cm" svg:y="1.095cm">
          <draw:text-box>
            <text:p><text:span text:style-name="T8">For the full spectral fitting</text:span></text:p>
          </draw:text-box>
        </draw:frame>
        <draw:frame draw:style-name="gr9" draw:text-style-name="P6" draw:layer="layout" svg:width="5.336cm" svg:height="0.645cm" svg:x="5.818cm" svg:y="1.096cm">
          <draw:text-box>
            <text:p><text:span text:style-name="T8">For the stellar kinematics fitting</text:span></text:p>
          </draw:text-box>
        </draw:frame>
        <draw:frame draw:style-name="gr9" draw:text-style-name="P6" draw:layer="layout" svg:width="4.968cm" svg:height="0.645cm" svg:x="11.218cm" svg:y="1.097cm">
          <draw:text-box>
            <text:p><text:span text:style-name="T8">For the gas kinematics fit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odovico Coccato</meta:initial-creator>
    <meta:creation-date>2013-09-23T16:52:39</meta:creation-date>
    <dc:date>2014-01-14T19:03:07</dc:date>
    <dc:creator>Lodovico Coccato</dc:creator>
    <meta:editing-duration>PT02H16M00S</meta:editing-duration>
    <meta:editing-cycles>23</meta:editing-cycles>
    <meta:generator>OpenOffice.org/3.2$Linux OpenOffice.org_project/320m12$Build-9483</meta:generator>
    <meta:printed-by>Lodovico Coccato</meta:printed-by>
    <meta:print-date>2014-01-14T19:01:53</meta:print-date>
    <meta:document-statistic meta:object-count="195"/>
  </office:meta>
</office:document-meta>
</file>